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paragraph-rsid="0015589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fo:color="#ff0000" style:font-name="Liberation Serif" fo:font-size="12pt" fo:font-weight="normal" officeooo:rsid="0009beed" officeooo:paragraph-rsid="000bbc6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paragraph-rsid="0016831d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rsid="0009beed" officeooo:paragraph-rsid="000bbc6f"/>
    </style:style>
    <style:style style:name="P7" style:family="paragraph" style:parent-style-name="Standard">
      <style:paragraph-properties fo:text-align="start" style:justify-single-word="false"/>
      <style:text-properties officeooo:rsid="0009beed" officeooo:paragraph-rsid="000bbc6f"/>
    </style:style>
    <style:style style:name="P8" style:family="paragraph" style:parent-style-name="Standard">
      <style:text-properties officeooo:rsid="0009beed" officeooo:paragraph-rsid="000bbc6f"/>
    </style:style>
    <style:style style:name="P9" style:family="paragraph" style:parent-style-name="Standard">
      <style:paragraph-properties fo:text-align="end" style:justify-single-word="false"/>
      <style:text-properties fo:color="#ff0000" officeooo:rsid="0009beed" officeooo:paragraph-rsid="000bbc6f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fo:font-weight="normal" officeooo:rsid="000af1b0" officeooo:paragraph-rsid="0015589c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c29a8" officeooo:paragraph-rsid="000c29a8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222222" style:font-name="Calibri" fo:font-size="12pt" fo:letter-spacing="normal" fo:font-style="normal" fo:font-weight="normal" officeooo:paragraph-rsid="001c925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3333ff" style:font-name="Liberation Serif" fo:font-size="12pt" fo:letter-spacing="normal" fo:font-style="normal" fo:font-weight="normal" officeooo:paragraph-rsid="001c9250" style:font-size-asian="12pt" style:font-weight-asian="normal" style:font-size-complex="12pt" style:font-weight-complex="normal"/>
    </style:style>
    <style:style style:name="T1" style:family="text">
      <style:text-properties fo:color="#ff0000"/>
    </style:style>
    <style:style style:name="T2" style:family="text">
      <style:text-properties officeooo:rsid="000bbc6f"/>
    </style:style>
    <style:style style:name="T3" style:family="text">
      <style:text-properties officeooo:rsid="000c61b8"/>
    </style:style>
    <style:style style:name="T4" style:family="text">
      <style:text-properties officeooo:rsid="00105a70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05a70"/>
    </style:style>
    <style:style style:name="T7" style:family="text">
      <style:text-properties style:font-name="Liberation Serif" officeooo:rsid="001c9250"/>
    </style:style>
    <style:style style:name="T8" style:family="text">
      <style:text-properties officeooo:rsid="00124c4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589c" style:font-weight-asian="bold" style:font-weight-complex="bold"/>
    </style:style>
    <style:style style:name="T11" style:family="text">
      <style:text-properties fo:font-weight="bold" officeooo:rsid="000bbc6f" style:font-weight-asian="bold" style:font-weight-complex="bold"/>
    </style:style>
    <style:style style:name="T12" style:family="text">
      <style:text-properties officeooo:rsid="000b41ff"/>
    </style:style>
    <style:style style:name="T13" style:family="text">
      <style:text-properties officeooo:rsid="001c9250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UILLARD Lucas</text:p>
      <text:p text:style-name="P8">10 rue olivier de serres</text:p>
      <text:p text:style-name="P8">35000 Rennes</text:p>
      <text:p text:style-name="P8">06.13.32.45.14</text:p>
      <text:p text:style-name="P8"/>
      <text:p text:style-name="P9">Nom prénom ou raison social du destinataire</text:p>
      <text:p text:style-name="P9">adresse</text:p>
      <text:p text:style-name="P9">code postal/ville</text:p>
      <text:p text:style-name="P9"/>
      <text:p text:style-name="P9">Fait à rennes le <text:span text:style-name="T3">24</text:span>/11/18</text:p>
      <text:p text:style-name="P6"/>
      <text:p text:style-name="P7">Objet : demande de stage</text:p>
      <text:p text:style-name="P7"/>
      <text:p text:style-name="P3">(Madame,Monsieur)</text:p>
      <text:p text:style-name="P3"/>
      <text:p text:style-name="P1">Attiré par la gestion, et le développement <text:span text:style-name="T2">informatique</text:span>, je me suis orienté vers une troisième année de licence d’informatique parcours<text:span text:style-name="T9"> M</text:span>éthodes <text:span text:style-name="T9">I</text:span>nformatiques <text:span text:style-name="T9">A</text:span>ppliquées à la <text:span text:style-name="T10">G</text:span>estion des <text:span text:style-name="T9">E</text:span>ntreprises <text:span text:style-name="T2">(</text:span><text:span text:style-name="T11">MIAGE</text:span><text:span text:style-name="T2">) à l’université Rennes1</text:span> afin de développer des compétences polyvalentes dans ces domaines <text:span text:style-name="T2">mais</text:span> <text:span text:style-name="T2">également </text:span>approfondir mes connaissances.</text:p>
      <text:p text:style-name="P1"/>
      <text:p text:style-name="P2">Je souhaite, à la fin de mes études, m'orienter vers le développement Web. <text:span text:style-name="T8">Aussi</text:span> je vous sollicite aujourd’hui <text:span text:style-name="T8">afin</text:span> <text:span text:style-name="T8">d’</text:span>effectuer <text:span text:style-name="T2">dans votre entreprise un</text:span> stage conventionné d’une durée de 13 semaines à compté du 1er Avril 2019.</text:p>
      <text:p text:style-name="P10">Si mes compétences vous satisfont, je serais également intéressé par un CDD durant les mois de Juillet et Août.</text:p>
      <text:p text:style-name="P11"><text:span text:style-name="T14"/></text:p>
      <text:p text:style-name="P14">Sensible au développement de projets numériques, <text:span text:style-name="T13">l</text:span>es connaissances, et l’expérience que j’ai pu acquérir lors de mes années d’études <text:span text:style-name="T13">et de mes engagements bénévoles</text:span>, ainsi <text:span text:style-name="T13">que </text:span>mon dynamisme constituent des atouts dont je souhaite vous faire profiter. <text:span text:style-name="T4">Le fait d’</text:span>intégr<text:span text:style-name="T4">er</text:span> votre équipe <text:span text:style-name="T4">me permettrait de</text:span> confirmer mon projet professionnel.</text:p>
      <text:p text:style-name="P13"/>
      <text:p text:style-name="P4"><text:span text:style-name="T12">Je me tiens à votre disposition pour un échanger à ce propos. </text:span>Dans l’attente de votre réponse, je vous prie d’agréer<text:span text:style-name="T1">, Madame, Monsieur,</text:span> l’expression de mes salutations distingués.</text:p>
      <text:p text:style-name="P1"/>
      <text:p text:style-name="P12">Douillard Lucas</text:p>
      <text:p text:style-name="P1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19:03.059000000</meta:creation-date>
    <dc:date>2018-11-29T17:25:33.372000000</dc:date>
    <meta:editing-duration>P4DT3H16M54S</meta:editing-duration>
    <meta:editing-cycles>12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16" meta:word-count="212" meta:character-count="1406" meta:non-whitespace-character-count="1210"/>
  </office:meta>
</office:document-meta>
</file>